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ui-monospace" svg:font-family="ui-monospace, SFMono-Regular, 'SF Mono', Menlo, Consolas, 'Liberation Mono', monospace"/>
  </office:font-face-decls>
  <office:automatic-styles>
    <style:style style:name="P1" style:family="paragraph" style:parent-style-name="Standard">
      <style:paragraph-properties fo:text-align="justify" style:justify-single-word="false"/>
      <style:text-properties style:font-name="Arial" fo:font-size="12pt" style:text-underline-style="none" officeooo:rsid="000336d3" officeooo:paragraph-rsid="000336d3" style:font-size-asian="10.5pt" style:font-size-complex="12pt"/>
    </style:style>
    <style:style style:name="P2" style:family="paragraph" style:parent-style-name="Standard">
      <style:paragraph-properties fo:text-align="justify" style:justify-single-word="false"/>
      <style:text-properties style:font-name="Arial" fo:font-size="12pt" style:text-underline-style="none" officeooo:rsid="00052ff3" officeooo:paragraph-rsid="00052ff3" style:font-size-asian="10.5pt" style:font-size-complex="12pt"/>
    </style:style>
    <style:style style:name="P3" style:family="paragraph" style:parent-style-name="Standard">
      <style:paragraph-properties fo:text-align="justify" style:justify-single-word="false"/>
      <style:text-properties style:font-name="Arial" fo:font-size="12pt" style:text-underline-style="none" officeooo:rsid="0005a045" officeooo:paragraph-rsid="0005a045" style:font-size-asian="10.5pt" style:font-size-complex="12pt"/>
    </style:style>
    <style:style style:name="P4" style:family="paragraph" style:parent-style-name="Standard">
      <style:paragraph-properties fo:text-align="justify" style:justify-single-word="false"/>
      <style:text-properties style:font-name="Arial" fo:font-size="12pt" style:text-underline-style="none" officeooo:rsid="00079f1c" officeooo:paragraph-rsid="000336d3" style:font-size-asian="10.5pt" style:font-size-complex="12pt"/>
    </style:style>
    <style:style style:name="P5" style:family="paragraph" style:parent-style-name="Standard">
      <style:paragraph-properties fo:text-align="justify" style:justify-single-word="false"/>
      <style:text-properties style:font-name="Arial" fo:font-size="12pt" style:text-underline-style="none" officeooo:rsid="00079f1c" officeooo:paragraph-rsid="00079f1c" style:font-size-asian="10.5pt" style:font-size-complex="12pt"/>
    </style:style>
    <style:style style:name="P6" style:family="paragraph" style:parent-style-name="Standard">
      <style:paragraph-properties fo:text-align="center" style:justify-single-word="false"/>
      <style:text-properties style:font-name="Arial" fo:font-size="20pt" style:text-underline-style="solid" style:text-underline-width="auto" style:text-underline-color="font-color" officeooo:rsid="000336d3" officeooo:paragraph-rsid="000336d3" style:font-size-asian="20pt" style:font-size-complex="20pt"/>
    </style:style>
    <style:style style:name="P7" style:family="paragraph" style:parent-style-name="Standard" style:list-style-name="L1">
      <style:paragraph-properties fo:text-align="justify" style:justify-single-word="false"/>
      <style:text-properties style:font-name="Arial" fo:font-size="15pt" style:text-underline-style="solid" style:text-underline-width="auto" style:text-underline-color="font-color" officeooo:rsid="000336d3" officeooo:paragraph-rsid="000336d3" style:font-size-asian="15pt" style:font-size-complex="15pt"/>
    </style:style>
    <style:style style:name="P8" style:family="paragraph" style:parent-style-name="Standard">
      <style:paragraph-properties fo:text-align="justify" style:justify-single-word="false"/>
      <style:text-properties style:font-name="Arial" fo:font-size="15pt" style:text-underline-style="none" officeooo:rsid="00050b7b" officeooo:paragraph-rsid="00050b7b" style:font-size-asian="15pt" style:font-size-complex="15pt"/>
    </style:style>
    <style:style style:name="P9" style:family="paragraph" style:parent-style-name="Standard">
      <style:paragraph-properties fo:text-align="justify" style:justify-single-word="false"/>
      <style:text-properties officeooo:paragraph-rsid="001158b9"/>
    </style:style>
    <style:style style:name="T1" style:family="text">
      <style:text-properties officeooo:rsid="000b1e21"/>
    </style:style>
    <style:style style:name="T2" style:family="text">
      <style:text-properties officeooo:rsid="000b96c9"/>
    </style:style>
    <style:style style:name="T3" style:family="text">
      <style:text-properties fo:font-weight="bold" style:font-weight-asian="bold" style:font-weight-complex="bold"/>
    </style:style>
    <style:style style:name="T4" style:family="text">
      <style:text-properties officeooo:rsid="000d68a5"/>
    </style:style>
    <style:style style:name="T5" style:family="text">
      <style:text-properties officeooo:rsid="000ed2c6"/>
    </style:style>
    <style:style style:name="T6" style:family="text">
      <style:text-properties officeooo:rsid="001158b9"/>
    </style:style>
    <style:style style:name="T7" style:family="text">
      <style:text-properties fo:font-variant="normal" fo:text-transform="none" fo:color="#000000" loext:opacity="100%" style:font-name="Arial" fo:font-size="12pt" fo:letter-spacing="normal" fo:font-style="normal" style:text-underline-style="none" fo:font-weight="normal" officeooo:rsid="001073e5" fo:background-color="#ffffff" loext:char-shading-value="0" style:font-size-asian="10.5pt" style:font-size-complex="12pt"/>
    </style:style>
    <style:style style:name="T8" style:family="text">
      <style:text-properties style:font-name="Arial" fo:font-size="12pt" style:text-underline-style="none" officeooo:rsid="00050b7b" style:font-size-asian="10.5pt" style:font-size-complex="12pt"/>
    </style:style>
    <style:style style:name="T9" style:family="text">
      <style:text-properties style:font-name="Arial" fo:font-size="12pt" style:text-underline-style="none" officeooo:rsid="001073e5" style:font-size-asian="10.5pt" style:font-size-complex="12pt"/>
    </style:style>
    <style:style style:name="T10" style:family="text">
      <style:text-properties style:font-name="Arial" fo:font-size="12pt" style:text-underline-style="none" officeooo:rsid="000b1e21" style:font-size-asian="10.5pt" style:font-size-complex="12pt"/>
    </style:style>
    <style:style style:name="T11" style:family="text">
      <style:text-properties style:font-name="Arial" fo:font-size="12pt" style:text-underline-style="none" officeooo:rsid="00052ff3" style:font-size-asian="10.5pt" style:font-size-complex="12pt"/>
    </style:style>
    <style:style style:name="T12" style:family="text">
      <style:text-properties style:font-name="Arial" fo:font-size="12pt" style:text-underline-style="none" officeooo:rsid="001073e5" fo:background-color="#ffffff" loext:char-shading-value="0" style:font-size-asian="10.5pt" style:font-size-complex="12pt"/>
    </style:style>
    <style:style style:name="T13" style:family="text">
      <style:text-properties fo:color="#000000" loext:opacity="100%" style:font-name="Arial" fo:font-size="12pt" style:text-underline-style="none" officeooo:rsid="001073e5" fo:background-color="#ffffff" loext:char-shading-value="0" style:font-size-asian="10.5pt" style:font-size-complex="12pt"/>
    </style:style>
    <style:style style:name="T14" style:family="text">
      <style:text-properties officeooo:rsid="001342b2"/>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3">Démarche de création du profil de l’utilisateur</text:span></text:p>
      <text:p text:style-name="P6"><text:span text:style-name="T3"/></text:p>
      <text:p text:style-name="P1"/>
      <text:list xml:id="list1595691702" text:style-name="L1">
        <text:list-item>
          <text:p text:style-name="P7">Comment avez-vous créé vos questions/réponses ?</text:p>
        </text:list-item>
      </text:list>
      <text:p text:style-name="P8"/>
      <text:p text:style-name="P9"><text:span text:style-name="T8">Pour créer nos questions/réponses </text:span><text:span text:style-name="T9">nous nous sommes demandé </text:span><text:span text:style-name="T8">quelles questions pourraient être en lien avec les caractéristiques, sans être trop évident</text:span><text:span text:style-name="T9">es</text:span><text:span text:style-name="T8">. </text:span><text:span text:style-name="T9">Par exemple, la question « Es-tu courageux ? » étant directement en rapport avec la caractéristique courage, celle-ci aurait été trop directe.</text:span><text:span text:style-name="T8"> </text:span><text:span text:style-name="T9">Nous avons cherché d</text:span><text:span text:style-name="T8">es idées sur internet ou en demandant à des proches mais la plupart des questions sont venu</text:span><text:span text:style-name="T9">e</text:span><text:span text:style-name="T8">s de nous directement. </text:span><text:span text:style-name="T10">Nous avons aussi fait en sorte de ne pas coller à l’univers d</text:span><text:span text:style-name="T9">e </text:span><text:span text:style-name="T10">Harry Potter pour que l’utilisateur puisse répondre sans avoir eu besoin de lire ou </text:span><text:span text:style-name="T9">de </text:span><text:span text:style-name="T10">regarder Harry Potter. </text:span><text:span text:style-name="T9">Nous avons décidé </text:span><text:span text:style-name="T11">de faire des questions un peu plus dir</text:span><text:span text:style-name="T12">ectes (« Par rapp</text:span><text:span text:style-name="T13">ort aux autres tu te sens …. supérieur, inférieur, égal. ») et des questions avec des mises en situation (« </text:span><text:span text:style-name="T7">Il y a un test demain et tu n’as pas révisé, que fais tu ? ; Tu révises autant que tu peux avec le temps qu’il te reste ; Tu triches ; Tu mises tout sur ton talent et ta chance »</text:span><text:span text:style-name="T13">) pour varier. </text:span></text:p>
      <text:p text:style-name="P1"/>
      <text:list xml:id="list211819504235235" text:continue-numbering="true" text:style-name="L1">
        <text:list-item>
          <text:p text:style-name="P7">Comment avez-vous lié les réponses à une caractéristique ou à une autre ?</text:p>
        </text:list-item>
      </text:list>
      <text:p text:style-name="P1"/>
      <text:p text:style-name="P2">Comme on réfléchissait aux questions/réponses en fonction des caractéristiques ce n’était pas trop dur d’attribuer les réponses. Pour être sûr que c’était cohérent on se mettait dans la peau d’une personne avec telle ou telle caractéristique. <text:span text:style-name="T2">Chaque réponse est associé à un certain tuple. </text:span><text:span text:style-name="T4">La première valeur </text:span><text:span text:style-name="T5">est celle du courage, la seconde est celle de l’ambition, la troisième celle de l’intelligence et enfin la quatrième celle de la tendance au bien. Si la réponse est censée montrer que la personne est courage</text:span><text:span text:style-name="T6">use</text:span><text:span text:style-name="T5">, alors le chiffre associé à cette caractéristique se verra être un nombre positif, 1 ou 2. Au contraire, le chiffre sera négatif.</text:span></text:p>
      <text:p text:style-name="P1"/>
      <text:list xml:id="list211819008558354" text:continue-numbering="true" text:style-name="L1">
        <text:list-item>
          <text:p text:style-name="P7">Comment avez-vous calculé le profil de l’utilisateur à partir de ses réponses ?</text:p>
        </text:list-item>
      </text:list>
      <text:p text:style-name="P1"/>
      <text:p text:style-name="P3">Bien qu’au début <text:span text:style-name="T14">nous avions </text:span>prévu d’additionner toutes les valeurs pour donner un profil à la fin, <text:span text:style-name="T14">nous avons fini </text:span>par changer d’avis. En effet, en additionnant on sortait des limites (0 à 9) et on s’est dit que c’était plus simple de faire une autre méthode. <text:span text:style-name="T1">Avec la moyenne, nos nombres étaient trop rapprochés les uns des autres, </text:span><text:span text:style-name="T14">d</text:span><text:span text:style-name="T1">ifficile donc de faire une distinction entre une qualité et une autre. </text:span>Au final, notre méthode est <text:span text:style-name="T1">de faire la somme de toutes les valeurs de courage, puis d’ambition, …. Ensuite, si une des valeurs est supérieure à 9, on dit que cette valeur est égale à 9. Inversement, si une valeur est négative, cela poserait problème pour le calcul de distance euclidienne, donc nous </text:span><text:span text:style-name="T2">av</text:span><text:span text:style-name="T1">ons fait comme si cette valeur négative était en fin de compte une valeur nulle.</text:span></text:p>
      <text:p text:style-name="P1"/>
      <text:list xml:id="list211819626841537" text:continue-numbering="true" text:style-name="L1">
        <text:list-item>
          <text:p text:style-name="P7">Comment avez-vous testé la fiabilité de votre Choixpeau magique ?</text:p>
        </text:list-item>
      </text:list>
      <text:p text:style-name="P1"/>
      <text:p text:style-name="P3">Pour tester la fiabilité du Choixpeau magique, <text:span text:style-name="T2">nous avons proposé notre quiz à certains membres de notre famille, et nous regardions si une maison sortait plus que les autres, ou si une ne sortait jamais. </text:span></text:p>
      <text:p text:style-name="P1"/>
      <text:list xml:id="list211818529912108" text:continue-numbering="true" text:style-name="L1">
        <text:list-item>
          <text:p text:style-name="P7"><text:soft-page-break/>Avez-vous eu besoin de faire des modifications ? Lesquelles ? Pour quel résultat ?</text:p>
        </text:list-item>
      </text:list>
      <text:p text:style-name="P4"/>
      <text:p text:style-name="P5">Comme modifications <text:span text:style-name="T6">nous avons supprimé et </text:span>changé certaines questions (<text:span text:style-name="T6">nous avons commencé</text:span> avec beaucoup de questions plus ou moins pertinentes sans trop s’inquiéter puis <text:span text:style-name="T6">nous avons trier</text:span>), <text:span text:style-name="T6">nous avons changé</text:span> <text:span text:style-name="T2">certain</text:span><text:span text:style-name="T6">e</text:span><text:span text:style-name="T2">s valeurs pour équilibrer notre Choixpeau. Nous avions remarqué que Gryffondor sortait plus que les autres, donc nous avons </text:span><text:span text:style-name="T5">enlever</text:span><text:span text:style-name="T2"> </text:span><text:span text:style-name="T6">des </text:span><text:span text:style-name="T2">points pour le courage. </text:span><text:span text:style-name="T6">Au lieu de rajouter 2 point pour le courage, nous n’en rajoutions qu’une. </text:span><text:span text:style-name="T2">Aussi, nous avons changé la méthode de calcul du profil comme précédemment dit.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ui-monospace" svg:font-family="ui-monospace, SFMono-Regular, 'SF Mono', Menlo, Consolas, 'Liberation Mono',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4-07T19:03:00.125000000</meta:creation-date>
    <dc:date>2023-04-07T21:17:52.902000000</dc:date>
    <meta:editing-duration>PT57M43S</meta:editing-duration>
    <meta:editing-cycles>8</meta:editing-cycles>
    <meta:generator>LibreOffice/7.2.4.1$Windows_X86_64 LibreOffice_project/27d75539669ac387bb498e35313b970b7fe9c4f9</meta:generator>
    <meta:document-statistic meta:table-count="0" meta:image-count="0" meta:object-count="0" meta:page-count="2" meta:paragraph-count="11" meta:word-count="602" meta:character-count="3550" meta:non-whitespace-character-count="2961"/>
  </office:meta>
</office:document-meta>
</file>